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2.3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2398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398in" fo:break-before="auto" style:use-optimal-row-height="true"/>
    </style:style>
    <style:style style:name="ro6" style:family="table-row">
      <style:table-row-properties style:row-height="0.234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 style:data-style-name="N0">
      <style:text-properties fo:color="#00cc00" fo:font-weight="bold" style:font-weight-asian="bold" style:font-weight-complex="bold"/>
    </style:style>
    <style:style style:name="ce16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8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9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5" table:default-cell-style-name="ce2"/>
        <table:table-column table:style-name="co5" table:default-cell-style-name="ce11"/>
        <table:table-column table:style-name="co6" table:default-cell-style-name="ce2"/>
        <table:table-column table:style-name="co5" table:number-columns-repeated="4" table:default-cell-style-name="ce2"/>
        <table:table-column table:style-name="co7" table:default-cell-style-name="ce2"/>
        <table:table-column table:style-name="co5" table:number-columns-repeated="998" table:default-cell-style-name="ce2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9" table:number-columns-repeated="8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9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9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9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2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236" calcext:value-type="float">
            <text:p>236</text:p>
          </table:table-cell>
          <table:table-cell table:style-name="ce11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9" table:number-columns-repeated="9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11"/>
          <table:table-cell table:style-name="ce19" table:number-columns-repeated="4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3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0065475" calcext:value-type="float">
            <text:p>0.006547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 table:style-name="ce18" office:value-type="string" calcext:value-type="string" table:number-columns-spanned="6" table:number-rows-spanned="1">
            <text:p>epsilon scaling (greater than 2 suggested)</text:p>
          </table:table-cell>
          <table:covered-table-cell table:number-columns-repeated="2" table:style-name="ce19"/>
          <table:covered-table-cell table:style-name="ce4"/>
          <table:covered-table-cell table:number-columns-repeated="2" table:style-name="ce19"/>
          <table:table-cell table:style-name="ce19" table:number-columns-repeated="4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/>
          <table:table-cell table:style-name="ce4"/>
          <table:table-cell table:style-name="ce6"/>
          <table:table-cell table:style-name="ce11"/>
          <table:table-cell table:style-name="ce6" office:value-type="float" office:value="2.63" calcext:value-type="float">
            <text:p>2.6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33" calcext:value-type="float">
            <text:p>2.33</text:p>
          </table:table-cell>
          <table:table-cell table:style-name="ce6" office:value-type="float" office:value="2.66" calcext:value-type="float">
            <text:p>2.6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2.63" calcext:value-type="float">
            <text:p>2.63</text:p>
          </table:table-cell>
          <table:table-cell table:style-name="ce23"/>
          <table:table-cell table:style-name="ce25" office:value-type="string" calcext:value-type="string">
            <text:p>Suggested greater than 2 in order to avoid numerical instabilities in the solver</text:p>
          </table:table-cell>
          <table:table-cell table:style-name="ce19" table:number-columns-repeated="2"/>
          <table:table-cell table:number-columns-repeated="100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7" table:number-rows-spanned="1">
            <text:p>Mesh size</text:p>
          </table:table-cell>
          <table:covered-table-cell table:number-columns-repeated="16" table:style-name="ce1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</text:p>
          </table:table-cell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Coarse-e4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2-e2</text:p>
          </table:table-cell>
          <table:table-cell table:style-name="ce20" office:value-type="string" calcext:value-type="string">
            <text:p>medium3-e3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20" office:value-type="string" calcext:value-type="string">
            <text:p>medium2-e1</text:p>
          </table:table-cell>
          <table:table-cell table:style-name="ce20" office:value-type="string" calcext:value-type="string">
            <text:p>medium2-e3</text:p>
          </table:table-cell>
          <table:table-cell table:style-name="ce20" office:value-type="string" calcext:value-type="string">
            <text:p>medium3-e1</text:p>
          </table:table-cell>
          <table:table-cell table:style-name="ce20" office:value-type="string" calcext:value-type="string">
            <text:p>medium3-e2</text:p>
          </table:table-cell>
          <table:table-cell table:style-name="ce1" office:value-type="string" calcext:value-type="string">
            <text:p>fine</text:p>
          </table:table-cell>
          <table:table-cell table:style-name="ce23" table:number-columns-repeated="2"/>
          <table:table-cell table:style-name="ce19" table:number-columns-repeated="2"/>
          <table:table-cell table:style-name="ce27" table:number-columns-repeated="8"/>
          <table:table-cell/>
          <table:table-cell table:style-name="ce27"/>
          <table:table-cell table:style-name="ce28" table:number-columns-repeated="5"/>
          <table:table-cell table:number-columns-repeated="986"/>
        </table:table-row>
        <table:table-row table:style-name="ro4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15" table:style-name="ce8" office:value-type="float" office:value="6.3" calcext:value-type="float">
            <text:p>6.3</text:p>
          </table:table-cell>
          <table:table-cell table:style-name="ce23" table:number-columns-repeated="2"/>
          <table:table-cell table:style-name="ce19" table:number-columns-repeated="2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style-name="ce23" table:number-columns-repeated="2"/>
          <table:table-cell table:style-name="ce19" table:number-columns-repeated="2"/>
          <table:table-cell table:number-columns-repeated="10"/>
          <table:table-cell table:style-name="ce18"/>
          <table:table-cell table:number-columns-repeated="990"/>
        </table:table-row>
        <table:table-row table:style-name="ro4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15" table:style-name="ce8" office:value-type="float" office:value="0.8" calcext:value-type="float">
            <text:p>0.8</text:p>
          </table:table-cell>
          <table:table-cell table:style-name="ce23" table:number-columns-repeated="2"/>
          <table:table-cell table:style-name="ce19" table:number-columns-repeated="2"/>
          <table:table-cell table:number-columns-repeated="1001"/>
        </table:table-row>
        <table:table-row table:style-name="ro5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x</text:p>
          </table:table-cell>
          <table:table-cell table:style-name="ce8" office:value-type="float" office:value="315" calcext:value-type="float">
            <text:p>315</text:p>
          </table:table-cell>
          <table:table-cell table:number-columns-repeated="5" table:style-name="ce8" office:value-type="float" office:value="504" calcext:value-type="float">
            <text:p>504</text:p>
          </table:table-cell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840" calcext:value-type="float">
            <text:p>840</text:p>
          </table:table-cell>
          <table:table-cell table:number-columns-repeated="2" table:style-name="ce8" office:value-type="float" office:value="504" calcext:value-type="float">
            <text:p>504</text:p>
          </table:table-cell>
          <table:table-cell table:number-columns-repeated="2" table:style-name="ce8" office:value-type="float" office:value="630" calcext:value-type="float">
            <text:p>630</text:p>
          </table:table-cell>
          <table:table-cell table:number-columns-repeated="2" table:style-name="ce8" office:value-type="float" office:value="840" calcext:value-type="float">
            <text:p>840</text:p>
          </table:table-cell>
          <table:table-cell table:style-name="ce8" office:value-type="float" office:value="926" calcext:value-type="float">
            <text:p>926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5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y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5"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133" calcext:value-type="float">
            <text:p>133</text:p>
          </table:table-cell>
          <table:table-cell table:style-name="ce8" office:value-type="float" office:value="147" calcext:value-type="float">
            <text:p>147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5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office:annotation draw:style-name="gr1" draw:text-style-name="P1" svg:width="1.1413in" svg:height="0.25in" svg:x="7.8791in" svg:y="2.335in" draw:caption-point-x="-0.2402in" draw:caption-point-y="0.5945in">
              <dc:date>2015-08-13T00:00:00</dc:date>
              <text:p text:style-name="P1">found</text:p>
            </office:annotation>
            <text:p>Nz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5" table:style-name="ce8" office:value-type="float" office:value="64" calcext:value-type="float">
            <text:p>6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2" table:style-name="ce8" office:value-type="float" office:value="64" calcext:value-type="float">
            <text:p>64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number-columns-repeated="2" table:style-name="ce8" office:value-type="float" office:value="107" calcext:value-type="float">
            <text:p>107</text:p>
          </table:table-cell>
          <table:table-cell table:style-name="ce8" office:value-type="float" office:value="118" calcext:value-type="float">
            <text:p>118</text:p>
          </table:table-cell>
          <table:table-cell table:style-name="ce24" table:number-columns-repeated="2"/>
          <table:table-cell table:style-name="ce18" table:number-columns-repeated="5"/>
          <table:table-cell table:style-name="ce22"/>
          <table:table-cell table:style-name="ce18" table:number-columns-repeated="4"/>
          <table:table-cell table:number-columns-repeated="2"/>
          <table:table-cell table:style-name="ce30" table:number-columns-repeated="5"/>
          <table:table-cell table:number-columns-repeated="986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ells, N</text:p>
          </table:table-cell>
          <table:table-cell table:formula="of:=[.E14]*[.E15]*[.E16]" office:value-type="float" office:value="630000" calcext:value-type="float">
            <text:p>630000</text:p>
          </table:table-cell>
          <table:table-cell table:formula="of:=[.F14]*[.F15]*[.F16]" office:value-type="float" office:value="2580480" calcext:value-type="float">
            <text:p>2580480</text:p>
          </table:table-cell>
          <table:table-cell table:formula="of:=[.G14]*[.G15]*[.G16]" office:value-type="float" office:value="2580480" calcext:value-type="float">
            <text:p>2580480</text:p>
          </table:table-cell>
          <table:table-cell table:formula="of:=[.H14]*[.H15]*[.H16]" office:value-type="float" office:value="2580480" calcext:value-type="float">
            <text:p>2580480</text:p>
          </table:table-cell>
          <table:table-cell table:formula="of:=[.I14]*[.I15]*[.I16]" office:value-type="float" office:value="2580480" calcext:value-type="float">
            <text:p>2580480</text:p>
          </table:table-cell>
          <table:table-cell table:formula="of:=[.J14]*[.J15]*[.J16]" office:value-type="float" office:value="2580480" calcext:value-type="float">
            <text:p>2580480</text:p>
          </table:table-cell>
          <table:table-cell table:formula="of:=[.K14]*[.K15]*[.K16]" office:value-type="float" office:value="5040000" calcext:value-type="float">
            <text:p>5040000</text:p>
          </table:table-cell>
          <table:table-cell table:formula="of:=[.L14]*[.L15]*[.L16]" office:value-type="float" office:value="11954040" calcext:value-type="float">
            <text:p>11954040</text:p>
          </table:table-cell>
          <table:table-cell table:formula="of:=[.M14]*[.M15]*[.M16]" office:value-type="float" office:value="2580480" calcext:value-type="float">
            <text:p>2580480</text:p>
          </table:table-cell>
          <table:table-cell table:formula="of:=[.N14]*[.N15]*[.N16]" office:value-type="float" office:value="2580480" calcext:value-type="float">
            <text:p>2580480</text:p>
          </table:table-cell>
          <table:table-cell table:formula="of:=[.O14]*[.O15]*[.O16]" office:value-type="float" office:value="5040000" calcext:value-type="float">
            <text:p>5040000</text:p>
          </table:table-cell>
          <table:table-cell table:formula="of:=[.P14]*[.P15]*[.P16]" office:value-type="float" office:value="5040000" calcext:value-type="float">
            <text:p>5040000</text:p>
          </table:table-cell>
          <table:table-cell table:formula="of:=[.Q14]*[.Q15]*[.Q16]" office:value-type="float" office:value="11954040" calcext:value-type="float">
            <text:p>11954040</text:p>
          </table:table-cell>
          <table:table-cell table:formula="of:=[.R14]*[.R15]*[.R16]" office:value-type="float" office:value="11954040" calcext:value-type="float">
            <text:p>11954040</text:p>
          </table:table-cell>
          <table:table-cell table:formula="of:=[.S14]*[.S15]*[.S16]" office:value-type="float" office:value="16062396" calcext:value-type="float">
            <text:p>16062396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4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style-name="ce9" office:value-type="float" office:value="0.02" calcext:value-type="float">
            <text:p>0.020000</text:p>
          </table:table-cell>
          <table:table-cell table:number-columns-repeated="5" table:style-name="ce9" office:value-type="float" office:value="0.0125" calcext:value-type="float">
            <text:p>0.012500</text:p>
          </table:table-cell>
          <table:table-cell table:style-name="ce9" office:value-type="float" office:value="0.01" calcext:value-type="float">
            <text:p>0.010000</text:p>
          </table:table-cell>
          <table:table-cell table:style-name="ce9" office:value-type="float" office:value="0.0075" calcext:value-type="float">
            <text:p>0.007500</text:p>
          </table:table-cell>
          <table:table-cell table:number-columns-repeated="2" table:style-name="ce9" office:value-type="float" office:value="0.0125" calcext:value-type="float">
            <text:p>0.012500</text:p>
          </table:table-cell>
          <table:table-cell table:number-columns-repeated="2" table:style-name="ce9" office:value-type="float" office:value="0.01" calcext:value-type="float">
            <text:p>0.010000</text:p>
          </table:table-cell>
          <table:table-cell table:number-columns-repeated="2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4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style-name="ce9" office:value-type="float" office:value="0.02" calcext:value-type="float">
            <text:p>0.020000</text:p>
          </table:table-cell>
          <table:table-cell table:number-columns-repeated="5" table:style-name="ce9" office:value-type="float" office:value="0.0125" calcext:value-type="float">
            <text:p>0.012500</text:p>
          </table:table-cell>
          <table:table-cell table:style-name="ce9" office:value-type="float" office:value="0.01" calcext:value-type="float">
            <text:p>0.010000</text:p>
          </table:table-cell>
          <table:table-cell table:style-name="ce9" office:value-type="float" office:value="0.0075" calcext:value-type="float">
            <text:p>0.007500</text:p>
          </table:table-cell>
          <table:table-cell table:number-columns-repeated="2" table:style-name="ce9" office:value-type="float" office:value="0.0125" calcext:value-type="float">
            <text:p>0.012500</text:p>
          </table:table-cell>
          <table:table-cell table:number-columns-repeated="2" table:style-name="ce9" office:value-type="float" office:value="0.01" calcext:value-type="float">
            <text:p>0.010000</text:p>
          </table:table-cell>
          <table:table-cell table:number-columns-repeated="2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9" table:number-columns-repeated="5"/>
          <table:table-cell table:number-columns-repeated="986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style-name="ce9" office:value-type="float" office:value="0.02" calcext:value-type="float">
            <text:p>0.020000</text:p>
          </table:table-cell>
          <table:table-cell table:number-columns-repeated="5" table:style-name="ce9" office:value-type="float" office:value="0.0125" calcext:value-type="float">
            <text:p>0.012500</text:p>
          </table:table-cell>
          <table:table-cell table:style-name="ce9" office:value-type="float" office:value="0.01" calcext:value-type="float">
            <text:p>0.010000</text:p>
          </table:table-cell>
          <table:table-cell table:style-name="ce9" office:value-type="float" office:value="0.0075" calcext:value-type="float">
            <text:p>0.007500</text:p>
          </table:table-cell>
          <table:table-cell table:number-columns-repeated="2" table:style-name="ce9" office:value-type="float" office:value="0.0125" calcext:value-type="float">
            <text:p>0.012500</text:p>
          </table:table-cell>
          <table:table-cell table:number-columns-repeated="2" table:style-name="ce9" office:value-type="float" office:value="0.01" calcext:value-type="float">
            <text:p>0.010000</text:p>
          </table:table-cell>
          <table:table-cell table:number-columns-repeated="2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3"/>
        </table:table-row>
        <table:table-row table:style-name="ro4">
          <table:table-cell/>
          <table:table-cell table:style-name="Default"/>
          <table:table-cell table:style-name="ce10"/>
          <table:table-cell table:style-name="ce13" office:value-type="string" calcext:value-type="string">
            <text:p>min_dx</text:p>
          </table:table-cell>
          <table:table-cell table:style-name="ce16" table:formula="of:=MIN([.E18:.E20])" office:value-type="float" office:value="0.02" calcext:value-type="float">
            <text:p>0.020000</text:p>
          </table:table-cell>
          <table:table-cell table:style-name="ce16" table:formula="of:=MIN([.F18:.F20])" office:value-type="float" office:value="0.0125" calcext:value-type="float">
            <text:p>0.012500</text:p>
          </table:table-cell>
          <table:table-cell table:style-name="ce16" table:formula="of:=MIN([.G18:.G20])" office:value-type="float" office:value="0.0125" calcext:value-type="float">
            <text:p>0.012500</text:p>
          </table:table-cell>
          <table:table-cell table:style-name="ce16" table:formula="of:=MIN([.H18:.H20])" office:value-type="float" office:value="0.0125" calcext:value-type="float">
            <text:p>0.012500</text:p>
          </table:table-cell>
          <table:table-cell table:style-name="ce16" table:formula="of:=MIN([.I18:.I20])" office:value-type="float" office:value="0.0125" calcext:value-type="float">
            <text:p>0.012500</text:p>
          </table:table-cell>
          <table:table-cell table:style-name="ce16" table:formula="of:=MIN([.J18:.J20])" office:value-type="float" office:value="0.0125" calcext:value-type="float">
            <text:p>0.012500</text:p>
          </table:table-cell>
          <table:table-cell table:style-name="ce16" table:formula="of:=MIN([.K18:.K20])" office:value-type="float" office:value="0.01" calcext:value-type="float">
            <text:p>0.010000</text:p>
          </table:table-cell>
          <table:table-cell table:style-name="ce16" table:formula="of:=MIN([.L18:.L20])" office:value-type="float" office:value="0.0075" calcext:value-type="float">
            <text:p>0.007500</text:p>
          </table:table-cell>
          <table:table-cell table:style-name="ce16" table:formula="of:=MIN([.M18:.M20])" office:value-type="float" office:value="0.0125" calcext:value-type="float">
            <text:p>0.012500</text:p>
          </table:table-cell>
          <table:table-cell table:style-name="ce16" table:formula="of:=MIN([.N18:.N20])" office:value-type="float" office:value="0.0125" calcext:value-type="float">
            <text:p>0.012500</text:p>
          </table:table-cell>
          <table:table-cell table:style-name="ce16" table:formula="of:=MIN([.O18:.O20])" office:value-type="float" office:value="0.01" calcext:value-type="float">
            <text:p>0.010000</text:p>
          </table:table-cell>
          <table:table-cell table:style-name="ce16" table:formula="of:=MIN([.P18:.P20])" office:value-type="float" office:value="0.01" calcext:value-type="float">
            <text:p>0.010000</text:p>
          </table:table-cell>
          <table:table-cell table:style-name="ce16" table:formula="of:=MIN([.Q18:.Q20])" office:value-type="float" office:value="0.0075" calcext:value-type="float">
            <text:p>0.007500</text:p>
          </table:table-cell>
          <table:table-cell table:style-name="ce16" table:formula="of:=MIN([.R18:.R20])" office:value-type="float" office:value="0.0075" calcext:value-type="float">
            <text:p>0.007500</text:p>
          </table:table-cell>
          <table:table-cell table:style-name="ce16" table:formula="of:=MIN([.S18:.S20])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3"/>
        </table:table-row>
        <table:table-row table:style-name="ro5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x</text:p>
          </table:table-cell>
          <table:table-cell table:style-name="ce3" table:formula="of:=[.E14]*[.E21]" office:value-type="float" office:value="6.3" calcext:value-type="float">
            <text:p>6.300000</text:p>
          </table:table-cell>
          <table:table-cell table:style-name="ce3" table:formula="of:=[.F14]*[.F21]" office:value-type="float" office:value="6.3" calcext:value-type="float">
            <text:p>6.300000</text:p>
          </table:table-cell>
          <table:table-cell table:style-name="ce3" table:formula="of:=[.G14]*[.G21]" office:value-type="float" office:value="6.3" calcext:value-type="float">
            <text:p>6.300000</text:p>
          </table:table-cell>
          <table:table-cell table:style-name="ce3" table:formula="of:=[.H14]*[.H21]" office:value-type="float" office:value="6.3" calcext:value-type="float">
            <text:p>6.300000</text:p>
          </table:table-cell>
          <table:table-cell table:style-name="ce3" table:formula="of:=[.I14]*[.I21]" office:value-type="float" office:value="6.3" calcext:value-type="float">
            <text:p>6.300000</text:p>
          </table:table-cell>
          <table:table-cell table:style-name="ce3" table:formula="of:=[.J14]*[.J21]" office:value-type="float" office:value="6.3" calcext:value-type="float">
            <text:p>6.300000</text:p>
          </table:table-cell>
          <table:table-cell table:style-name="ce3" table:formula="of:=[.K14]*[.K21]" office:value-type="float" office:value="6.3" calcext:value-type="float">
            <text:p>6.300000</text:p>
          </table:table-cell>
          <table:table-cell table:style-name="ce3" table:formula="of:=[.L14]*[.L21]" office:value-type="float" office:value="6.3" calcext:value-type="float">
            <text:p>6.300000</text:p>
          </table:table-cell>
          <table:table-cell table:style-name="ce3" table:formula="of:=[.M14]*[.M21]" office:value-type="float" office:value="6.3" calcext:value-type="float">
            <text:p>6.300000</text:p>
          </table:table-cell>
          <table:table-cell table:style-name="ce3" table:formula="of:=[.N14]*[.N21]" office:value-type="float" office:value="6.3" calcext:value-type="float">
            <text:p>6.300000</text:p>
          </table:table-cell>
          <table:table-cell table:style-name="ce3" table:formula="of:=[.O14]*[.O21]" office:value-type="float" office:value="6.3" calcext:value-type="float">
            <text:p>6.300000</text:p>
          </table:table-cell>
          <table:table-cell table:style-name="ce3" table:formula="of:=[.P14]*[.P21]" office:value-type="float" office:value="6.3" calcext:value-type="float">
            <text:p>6.300000</text:p>
          </table:table-cell>
          <table:table-cell table:style-name="ce3" table:formula="of:=[.Q14]*[.Q21]" office:value-type="float" office:value="6.3" calcext:value-type="float">
            <text:p>6.300000</text:p>
          </table:table-cell>
          <table:table-cell table:style-name="ce3" table:formula="of:=[.R14]*[.R21]" office:value-type="float" office:value="6.3" calcext:value-type="float">
            <text:p>6.300000</text:p>
          </table:table-cell>
          <table:table-cell table:style-name="ce3" table:formula="of:=[.S14]*[.S21]" office:value-type="float" office:value="6.2968" calcext:value-type="float">
            <text:p>6.296800</text:p>
          </table:table-cell>
          <table:table-cell/>
          <table:table-cell table:style-name="ce11" office:value-type="string" calcext:value-type="string">
            <text:p>adjust lengths so that mesh is perfectly isotropic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y</text:p>
          </table:table-cell>
          <table:table-cell table:style-name="ce3" table:formula="of:=[.E21]*[.E15]" office:value-type="float" office:value="1" calcext:value-type="float">
            <text:p>1.000000</text:p>
          </table:table-cell>
          <table:table-cell table:style-name="ce3" table:formula="of:=[.F21]*[.F15]" office:value-type="float" office:value="1" calcext:value-type="float">
            <text:p>1.000000</text:p>
          </table:table-cell>
          <table:table-cell table:style-name="ce3" table:formula="of:=[.G21]*[.G15]" office:value-type="float" office:value="1" calcext:value-type="float">
            <text:p>1.000000</text:p>
          </table:table-cell>
          <table:table-cell table:style-name="ce3" table:formula="of:=[.H21]*[.H15]" office:value-type="float" office:value="1" calcext:value-type="float">
            <text:p>1.000000</text:p>
          </table:table-cell>
          <table:table-cell table:style-name="ce3" table:formula="of:=[.I21]*[.I15]" office:value-type="float" office:value="1" calcext:value-type="float">
            <text:p>1.000000</text:p>
          </table:table-cell>
          <table:table-cell table:style-name="ce3" table:formula="of:=[.J21]*[.J15]" office:value-type="float" office:value="1" calcext:value-type="float">
            <text:p>1.000000</text:p>
          </table:table-cell>
          <table:table-cell table:style-name="ce3" table:formula="of:=[.K21]*[.K15]" office:value-type="float" office:value="1" calcext:value-type="float">
            <text:p>1.000000</text:p>
          </table:table-cell>
          <table:table-cell table:style-name="ce3" table:formula="of:=[.L21]*[.L15]" office:value-type="float" office:value="0.9975" calcext:value-type="float">
            <text:p>0.997500</text:p>
          </table:table-cell>
          <table:table-cell table:style-name="ce3" table:formula="of:=[.M21]*[.M15]" office:value-type="float" office:value="1" calcext:value-type="float">
            <text:p>1.000000</text:p>
          </table:table-cell>
          <table:table-cell table:style-name="ce3" table:formula="of:=[.N21]*[.N15]" office:value-type="float" office:value="1" calcext:value-type="float">
            <text:p>1.000000</text:p>
          </table:table-cell>
          <table:table-cell table:style-name="ce3" table:formula="of:=[.O21]*[.O15]" office:value-type="float" office:value="1" calcext:value-type="float">
            <text:p>1.000000</text:p>
          </table:table-cell>
          <table:table-cell table:style-name="ce3" table:formula="of:=[.P21]*[.P15]" office:value-type="float" office:value="1" calcext:value-type="float">
            <text:p>1.000000</text:p>
          </table:table-cell>
          <table:table-cell table:style-name="ce3" table:formula="of:=[.Q21]*[.Q15]" office:value-type="float" office:value="0.9975" calcext:value-type="float">
            <text:p>0.997500</text:p>
          </table:table-cell>
          <table:table-cell table:style-name="ce3" table:formula="of:=[.R21]*[.R15]" office:value-type="float" office:value="0.9975" calcext:value-type="float">
            <text:p>0.997500</text:p>
          </table:table-cell>
          <table:table-cell table:style-name="ce3" table:formula="of:=[.S21]*[.S15]" office:value-type="float" office:value="0.9996" calcext:value-type="float">
            <text:p>0.999600</text:p>
          </table:table-cell>
          <table:table-cell/>
          <table:table-cell table:style-name="ce11"/>
          <table:table-cell table:number-columns-repeated="1003"/>
        </table:table-row>
        <table:table-row table:style-name="ro5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z</text:p>
          </table:table-cell>
          <table:table-cell table:style-name="ce3" table:formula="of:=[.E21]*[.E16]" office:value-type="float" office:value="0.8" calcext:value-type="float">
            <text:p>0.800000</text:p>
          </table:table-cell>
          <table:table-cell table:style-name="ce3" table:formula="of:=[.F21]*[.F16]" office:value-type="float" office:value="0.8" calcext:value-type="float">
            <text:p>0.800000</text:p>
          </table:table-cell>
          <table:table-cell table:style-name="ce3" table:formula="of:=[.G21]*[.G16]" office:value-type="float" office:value="0.8" calcext:value-type="float">
            <text:p>0.800000</text:p>
          </table:table-cell>
          <table:table-cell table:style-name="ce3" table:formula="of:=[.H21]*[.H16]" office:value-type="float" office:value="0.8" calcext:value-type="float">
            <text:p>0.800000</text:p>
          </table:table-cell>
          <table:table-cell table:style-name="ce3" table:formula="of:=[.I21]*[.I16]" office:value-type="float" office:value="0.8" calcext:value-type="float">
            <text:p>0.800000</text:p>
          </table:table-cell>
          <table:table-cell table:style-name="ce3" table:formula="of:=[.J21]*[.J16]" office:value-type="float" office:value="0.8" calcext:value-type="float">
            <text:p>0.800000</text:p>
          </table:table-cell>
          <table:table-cell table:style-name="ce3" table:formula="of:=[.K21]*[.K16]" office:value-type="float" office:value="0.8" calcext:value-type="float">
            <text:p>0.800000</text:p>
          </table:table-cell>
          <table:table-cell table:style-name="ce3" table:formula="of:=[.L21]*[.L16]" office:value-type="float" office:value="0.8025" calcext:value-type="float">
            <text:p>0.802500</text:p>
          </table:table-cell>
          <table:table-cell table:style-name="ce3" table:formula="of:=[.M21]*[.M16]" office:value-type="float" office:value="0.8" calcext:value-type="float">
            <text:p>0.800000</text:p>
          </table:table-cell>
          <table:table-cell table:style-name="ce3" table:formula="of:=[.N21]*[.N16]" office:value-type="float" office:value="0.8" calcext:value-type="float">
            <text:p>0.800000</text:p>
          </table:table-cell>
          <table:table-cell table:style-name="ce3" table:formula="of:=[.O21]*[.O16]" office:value-type="float" office:value="0.8" calcext:value-type="float">
            <text:p>0.800000</text:p>
          </table:table-cell>
          <table:table-cell table:style-name="ce3" table:formula="of:=[.P21]*[.P16]" office:value-type="float" office:value="0.8" calcext:value-type="float">
            <text:p>0.800000</text:p>
          </table:table-cell>
          <table:table-cell table:style-name="ce3" table:formula="of:=[.Q21]*[.Q16]" office:value-type="float" office:value="0.8025" calcext:value-type="float">
            <text:p>0.802500</text:p>
          </table:table-cell>
          <table:table-cell table:style-name="ce3" table:formula="of:=[.R21]*[.R16]" office:value-type="float" office:value="0.8025" calcext:value-type="float">
            <text:p>0.802500</text:p>
          </table:table-cell>
          <table:table-cell table:style-name="ce3" table:formula="of:=[.S21]*[.S16]" office:value-type="float" office:value="0.8024" calcext:value-type="float">
            <text:p>0.802400</text:p>
          </table:table-cell>
          <table:table-cell/>
          <table:table-cell table:style-name="ce11"/>
          <table:table-cell table:number-columns-repeated="1003"/>
        </table:table-row>
        <table:table-row table:style-name="ro5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1" draw:text-style-name="P1" svg:width="1.1413in" svg:height="0.5917in" svg:x="7.8791in" svg:y="4.2504in" draw:caption-point-x="-0.2402in" draw:caption-point-y="0.5945in">
              <dc:date>2015-08-13T00:00:00</dc:date>
              <text:p text:style-name="P1">Found in file controlDict</text:p>
              <text:p text:style-name="P1"/>
            </office:annotation>
            <text:p>dt_tipCFL</text:p>
          </table:table-cell>
          <table:table-cell table:formula="of:=[.E21]/([.$C$5]*PI()/30*[.$C$2])" office:value-type="float" office:value="0.00359672187778295" calcext:value-type="float">
            <text:p>0.0035967219</text:p>
          </table:table-cell>
          <table:table-cell table:formula="of:=[.F21]/([.$C$5]*PI()/30*[.$C$2])" office:value-type="float" office:value="0.00224795117361434" calcext:value-type="float">
            <text:p>0.0022479512</text:p>
          </table:table-cell>
          <table:table-cell table:formula="of:=[.G21]/([.$C$5]*PI()/30*[.$C$2])" office:value-type="float" office:value="0.00224795117361434" calcext:value-type="float">
            <text:p>0.0022479512</text:p>
          </table:table-cell>
          <table:table-cell table:formula="of:=[.H21]/([.$C$5]*PI()/30*[.$C$2])" office:value-type="float" office:value="0.00224795117361434" calcext:value-type="float">
            <text:p>0.0022479512</text:p>
          </table:table-cell>
          <table:table-cell table:formula="of:=[.I21]/([.$C$5]*PI()/30*[.$C$2])" office:value-type="float" office:value="0.00224795117361434" calcext:value-type="float">
            <text:p>0.0022479512</text:p>
          </table:table-cell>
          <table:table-cell table:formula="of:=[.J21]/([.$C$5]*PI()/30*[.$C$2])" office:value-type="float" office:value="0.00224795117361434" calcext:value-type="float">
            <text:p>0.0022479512</text:p>
          </table:table-cell>
          <table:table-cell table:formula="of:=[.K21]/([.$C$5]*PI()/30*[.$C$2])" office:value-type="float" office:value="0.00179836093889147" calcext:value-type="float">
            <text:p>0.0017983609</text:p>
          </table:table-cell>
          <table:table-cell table:formula="of:=[.L21]/([.$C$5]*PI()/30*[.$C$2])" office:value-type="float" office:value="0.0013487707041686" calcext:value-type="float">
            <text:p>0.0013487707</text:p>
          </table:table-cell>
          <table:table-cell table:formula="of:=[.M21]/([.$C$5]*PI()/30*[.$C$2])" office:value-type="float" office:value="0.00224795117361434" calcext:value-type="float">
            <text:p>0.0022479512</text:p>
          </table:table-cell>
          <table:table-cell table:formula="of:=[.N21]/([.$C$5]*PI()/30*[.$C$2])" office:value-type="float" office:value="0.00224795117361434" calcext:value-type="float">
            <text:p>0.0022479512</text:p>
          </table:table-cell>
          <table:table-cell table:formula="of:=[.O21]/([.$C$5]*PI()/30*[.$C$2])" office:value-type="float" office:value="0.00179836093889147" calcext:value-type="float">
            <text:p>0.0017983609</text:p>
          </table:table-cell>
          <table:table-cell table:formula="of:=[.P21]/([.$C$5]*PI()/30*[.$C$2])" office:value-type="float" office:value="0.00179836093889147" calcext:value-type="float">
            <text:p>0.0017983609</text:p>
          </table:table-cell>
          <table:table-cell table:formula="of:=[.Q21]/([.$C$5]*PI()/30*[.$C$2])" office:value-type="float" office:value="0.0013487707041686" calcext:value-type="float">
            <text:p>0.0013487707</text:p>
          </table:table-cell>
          <table:table-cell table:formula="of:=[.R21]/([.$C$5]*PI()/30*[.$C$2])" office:value-type="float" office:value="0.0013487707041686" calcext:value-type="float">
            <text:p>0.0013487707</text:p>
          </table:table-cell>
          <table:table-cell table:formula="of:=[.S21]/([.$C$5]*PI()/30*[.$C$2])" office:value-type="float" office:value="0.0012228854384462" calcext:value-type="float">
            <text:p>0.0012228854</text:p>
          </table:table-cell>
          <table:table-cell table:style-name="Default"/>
          <table:table-cell table:style-name="ce11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2" draw:text-style-name="P1" svg:width="4.3004in" svg:height="0.4209in" svg:x="7.8791in" svg:y="4.4898in" draw:caption-point-x="-0.2402in" draw:caption-point-y="0.5945in">
              <dc:date>2015-08-13T00:00:00</dc:date>
              <text:p text:style-name="P1">Found in files: turbineArrayPropertiesFAST and turbineArrayProperties</text:p>
            </office:annotation>
            <text:p>epsilon</text:p>
          </table:table-cell>
          <table:table-cell table:style-name="ce17" table:formula="of:=[.E8]*[.E21]" office:value-type="float" office:value="0.0526" calcext:value-type="float">
            <text:p>0.0526</text:p>
          </table:table-cell>
          <table:table-cell table:style-name="ce17" table:formula="of:=[.F8]*[.F21]" office:value-type="float" office:value="0.025" calcext:value-type="float">
            <text:p>0.025</text:p>
          </table:table-cell>
          <table:table-cell table:style-name="ce17" table:formula="of:=[.G8]*[.G21]" office:value-type="float" office:value="0.029125" calcext:value-type="float">
            <text:p>0.029125</text:p>
          </table:table-cell>
          <table:table-cell table:style-name="ce17" table:formula="of:=[.H8]*[.H21]" office:value-type="float" office:value="0.03325" calcext:value-type="float">
            <text:p>0.03325</text:p>
          </table:table-cell>
          <table:table-cell table:style-name="ce17" table:formula="of:=[.I8]*[.I21]" office:value-type="float" office:value="0.0375" calcext:value-type="float">
            <text:p>0.0375</text:p>
          </table:table-cell>
          <table:table-cell table:style-name="ce17" table:formula="of:=[.J8]*[.J21]" office:value-type="float" office:value="0.032875" calcext:value-type="float">
            <text:p>0.032875</text:p>
          </table:table-cell>
          <table:table-cell table:style-name="ce17" table:formula="of:=[.K8]*[.K21]" office:value-type="float" office:value="0.0263" calcext:value-type="float">
            <text:p>0.0263</text:p>
          </table:table-cell>
          <table:table-cell table:style-name="ce17" table:formula="of:=[.L8]*[.L21]" office:value-type="float" office:value="0.019725" calcext:value-type="float">
            <text:p>0.019725</text:p>
          </table:table-cell>
          <table:table-cell table:style-name="ce21" table:formula="of:=[.K26]" office:value-type="float" office:value="0.0263" calcext:value-type="float">
            <text:p>0.0263</text:p>
          </table:table-cell>
          <table:table-cell table:style-name="ce21" table:formula="of:=[.L26]" office:value-type="float" office:value="0.019725" calcext:value-type="float">
            <text:p>0.019725</text:p>
          </table:table-cell>
          <table:table-cell table:style-name="ce21" table:formula="of:=[.J26]" office:value-type="float" office:value="0.032875" calcext:value-type="float">
            <text:p>0.032875</text:p>
          </table:table-cell>
          <table:table-cell table:style-name="ce21" table:formula="of:=[.L26]" office:value-type="float" office:value="0.019725" calcext:value-type="float">
            <text:p>0.019725</text:p>
          </table:table-cell>
          <table:table-cell table:style-name="ce21" table:formula="of:=[.J26]" office:value-type="float" office:value="0.032875" calcext:value-type="float">
            <text:p>0.032875</text:p>
          </table:table-cell>
          <table:table-cell table:style-name="ce21" table:formula="of:=[.K26]" office:value-type="float" office:value="0.0263" calcext:value-type="float">
            <text:p>0.0263</text:p>
          </table:table-cell>
          <table:table-cell table:style-name="ce22" table:formula="of:=[.S21]*[.S8]" office:value-type="float" office:value="0.017884" calcext:value-type="float">
            <text:p>0.017884</text:p>
          </table:table-cell>
          <table:table-cell table:style-name="Default"/>
          <table:table-cell table:style-name="ce11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7" table:number-columns-repeated="5"/>
          <table:table-cell table:number-columns-repeated="993"/>
        </table:table-row>
        <table:table-row table:style-name="ro6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office:annotation draw:style-name="gr3" draw:text-style-name="P1" svg:width="4.9059in" svg:height="0.5555in" svg:x="7.913in" svg:y="5.322in" draw:caption-point-x="-0.274in" draw:caption-point-y="-0.0031in">
              <dc:date>2015-08-13T00:00:00</dc:date>
              <text:p text:style-name="P1">Found in files: turbineArrayPropertiesFAST</text:p>
            </office:annotation>
            <text:p>smear radius</text:p>
          </table:table-cell>
          <table:table-cell table:formula="of:=[.E8]*[.E26]" office:value-type="float" office:value="0.138338" calcext:value-type="float">
            <text:p>0.138338</text:p>
          </table:table-cell>
          <table:table-cell table:formula="of:=[.F8]*[.F26]" office:value-type="float" office:value="0.05" calcext:value-type="float">
            <text:p>0.05</text:p>
          </table:table-cell>
          <table:table-cell table:formula="of:=[.G8]*[.G26]" office:value-type="float" office:value="0.06786125" calcext:value-type="float">
            <text:p>0.06786125</text:p>
          </table:table-cell>
          <table:table-cell table:formula="of:=[.H8]*[.H26]" office:value-type="float" office:value="0.088445" calcext:value-type="float">
            <text:p>0.088445</text:p>
          </table:table-cell>
          <table:table-cell table:formula="of:=[.I8]*[.I26]" office:value-type="float" office:value="0.1125" calcext:value-type="float">
            <text:p>0.1125</text:p>
          </table:table-cell>
          <table:table-cell table:formula="of:=[.J8]*[.J26]" office:value-type="float" office:value="0.08646125" calcext:value-type="float">
            <text:p>0.08646125</text:p>
          </table:table-cell>
          <table:table-cell table:formula="of:=[.K8]*[.K26]" office:value-type="float" office:value="0.069169" calcext:value-type="float">
            <text:p>0.069169</text:p>
          </table:table-cell>
          <table:table-cell table:formula="of:=[.L8]*[.L26]" office:value-type="float" office:value="0.05187675" calcext:value-type="float">
            <text:p>0.05187675</text:p>
          </table:table-cell>
          <table:table-cell table:formula="of:=[.M8]*[.M26]" office:value-type="float" office:value="0.069169" calcext:value-type="float">
            <text:p>0.069169</text:p>
          </table:table-cell>
          <table:table-cell table:formula="of:=[.N8]*[.N26]" office:value-type="float" office:value="0.05187675" calcext:value-type="float">
            <text:p>0.05187675</text:p>
          </table:table-cell>
          <table:table-cell table:formula="of:=[.O8]*[.O26]" office:value-type="float" office:value="0.08646125" calcext:value-type="float">
            <text:p>0.08646125</text:p>
          </table:table-cell>
          <table:table-cell table:formula="of:=[.P8]*[.P26]" office:value-type="float" office:value="0.05187675" calcext:value-type="float">
            <text:p>0.05187675</text:p>
          </table:table-cell>
          <table:table-cell table:formula="of:=[.Q8]*[.Q26]" office:value-type="float" office:value="0.08646125" calcext:value-type="float">
            <text:p>0.08646125</text:p>
          </table:table-cell>
          <table:table-cell table:formula="of:=[.R8]*[.R26]" office:value-type="float" office:value="0.069169" calcext:value-type="float">
            <text:p>0.069169</text:p>
          </table:table-cell>
          <table:table-cell table:formula="of:=[.S8]*[.S26]" office:value-type="float" office:value="0.04703492" calcext:value-type="float">
            <text:p>0.04703492</text:p>
          </table:table-cell>
          <table:table-cell table:style-name="Default"/>
          <table:table-cell table:style-name="ce26" office:value-type="string" calcext:value-type="string">
            <text:p>radius beyond which Gaussian has no effect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text:p>effective radius factor</text:p>
          </table:table-cell>
          <table:table-cell table:formula="of:=SQRT(([.$C$2]+[.E27])^2 + [.$C$6]^2)/[.$C$2]" office:value-type="float" office:value="1.61484167167337" calcext:value-type="float">
            <text:p>1.6148416717</text:p>
          </table:table-cell>
          <table:table-cell table:formula="of:=SQRT(([.$C$2]+[.F27])^2 + [.$C$6]^2)/[.$C$2]" office:value-type="float" office:value="1.22223030300359" calcext:value-type="float">
            <text:p>1.222230303</text:p>
          </table:table-cell>
          <table:table-cell table:formula="of:=SQRT(([.$C$2]+[.G27])^2 + [.$C$6]^2)/[.$C$2]" office:value-type="float" office:value="1.3016131435029" calcext:value-type="float">
            <text:p>1.3016131435</text:p>
          </table:table-cell>
          <table:table-cell table:formula="of:=SQRT(([.$C$2]+[.H27])^2 + [.$C$6]^2)/[.$C$2]" office:value-type="float" office:value="1.39309597854279" calcext:value-type="float">
            <text:p>1.3930959785</text:p>
          </table:table-cell>
          <table:table-cell table:formula="of:=SQRT(([.$C$2]+[.I27])^2 + [.$C$6]^2)/[.$C$2]" office:value-type="float" office:value="1.50000658434769" calcext:value-type="float">
            <text:p>1.5000065843</text:p>
          </table:table-cell>
          <table:table-cell table:formula="of:=SQRT(([.$C$2]+[.J27])^2 + [.$C$6]^2)/[.$C$2]" office:value-type="float" office:value="1.38427935703111" calcext:value-type="float">
            <text:p>1.384279357</text:p>
          </table:table-cell>
          <table:table-cell table:formula="of:=SQRT(([.$C$2]+[.K27])^2 + [.$C$6]^2)/[.$C$2]" office:value-type="float" office:value="1.30742533199254" calcext:value-type="float">
            <text:p>1.307425332</text:p>
          </table:table-cell>
          <table:table-cell table:formula="of:=SQRT(([.$C$2]+[.L27])^2 + [.$C$6]^2)/[.$C$2]" office:value-type="float" office:value="1.23057135934121" calcext:value-type="float">
            <text:p>1.2305713593</text:p>
          </table:table-cell>
          <table:table-cell table:formula="of:=SQRT(([.$C$2]+[.M27])^2 + [.$C$6]^2)/[.$C$2]" office:value-type="float" office:value="1.30742533199254" calcext:value-type="float">
            <text:p>1.307425332</text:p>
          </table:table-cell>
          <table:table-cell table:formula="of:=SQRT(([.$C$2]+[.N27])^2 + [.$C$6]^2)/[.$C$2]" office:value-type="float" office:value="1.23057135934121" calcext:value-type="float">
            <text:p>1.2305713593</text:p>
          </table:table-cell>
          <table:table-cell table:formula="of:=SQRT(([.$C$2]+[.O27])^2 + [.$C$6]^2)/[.$C$2]" office:value-type="float" office:value="1.38427935703111" calcext:value-type="float">
            <text:p>1.384279357</text:p>
          </table:table-cell>
          <table:table-cell table:formula="of:=SQRT(([.$C$2]+[.P27])^2 + [.$C$6]^2)/[.$C$2]" office:value-type="float" office:value="1.23057135934121" calcext:value-type="float">
            <text:p>1.2305713593</text:p>
          </table:table-cell>
          <table:table-cell table:formula="of:=SQRT(([.$C$2]+[.Q27])^2 + [.$C$6]^2)/[.$C$2]" office:value-type="float" office:value="1.38427935703111" calcext:value-type="float">
            <text:p>1.384279357</text:p>
          </table:table-cell>
          <table:table-cell table:formula="of:=SQRT(([.$C$2]+[.R27])^2 + [.$C$6]^2)/[.$C$2]" office:value-type="float" office:value="1.30742533199254" calcext:value-type="float">
            <text:p>1.307425332</text:p>
          </table:table-cell>
          <table:table-cell table:formula="of:=SQRT(([.$C$2]+[.S27])^2 + [.$C$6]^2)/[.$C$2]" office:value-type="float" office:value="1.20905225774719" calcext:value-type="float">
            <text:p>1.2090522577</text:p>
          </table:table-cell>
          <table:table-cell table:style-name="Default"/>
          <table:table-cell table:style-name="ce11" office:value-type="string" calcext:value-type="string">
            <text:p>scale factor for rotor diameter</text:p>
          </table:table-cell>
          <table:table-cell table:number-columns-repeated="1003"/>
        </table:table-row>
        <table:table-row table:style-name="ro4">
          <table:table-cell/>
          <table:table-cell table:style-name="Default"/>
          <table:table-cell/>
          <table:table-cell table:style-name="ce15" office:value-type="string" calcext:value-type="string">
            <text:p>DRNodes / min_dx</text:p>
          </table:table-cell>
          <table:table-cell table:formula="of:=[.$C$7]/[.E21]" office:value-type="float" office:value="0.327375" calcext:value-type="float">
            <text:p>0.327375</text:p>
          </table:table-cell>
          <table:table-cell table:formula="of:=[.$C$7]/[.F21]" office:value-type="float" office:value="0.5238" calcext:value-type="float">
            <text:p>0.5238</text:p>
          </table:table-cell>
          <table:table-cell table:formula="of:=[.$C$7]/[.G21]" office:value-type="float" office:value="0.5238" calcext:value-type="float">
            <text:p>0.5238</text:p>
          </table:table-cell>
          <table:table-cell table:formula="of:=[.$C$7]/[.H21]" office:value-type="float" office:value="0.5238" calcext:value-type="float">
            <text:p>0.5238</text:p>
          </table:table-cell>
          <table:table-cell table:formula="of:=[.$C$7]/[.I21]" office:value-type="float" office:value="0.5238" calcext:value-type="float">
            <text:p>0.5238</text:p>
          </table:table-cell>
          <table:table-cell table:formula="of:=[.$C$7]/[.J21]" office:value-type="float" office:value="0.5238" calcext:value-type="float">
            <text:p>0.5238</text:p>
          </table:table-cell>
          <table:table-cell table:formula="of:=[.$C$7]/[.K21]" office:value-type="float" office:value="0.65475" calcext:value-type="float">
            <text:p>0.65475</text:p>
          </table:table-cell>
          <table:table-cell table:formula="of:=[.$C$7]/[.L21]" office:value-type="float" office:value="0.873" calcext:value-type="float">
            <text:p>0.873</text:p>
          </table:table-cell>
          <table:table-cell table:formula="of:=[.$C$7]/[.M21]" office:value-type="float" office:value="0.5238" calcext:value-type="float">
            <text:p>0.5238</text:p>
          </table:table-cell>
          <table:table-cell table:formula="of:=[.$C$7]/[.N21]" office:value-type="float" office:value="0.5238" calcext:value-type="float">
            <text:p>0.5238</text:p>
          </table:table-cell>
          <table:table-cell table:formula="of:=[.$C$7]/[.O21]" office:value-type="float" office:value="0.65475" calcext:value-type="float">
            <text:p>0.65475</text:p>
          </table:table-cell>
          <table:table-cell table:formula="of:=[.$C$7]/[.P21]" office:value-type="float" office:value="0.65475" calcext:value-type="float">
            <text:p>0.65475</text:p>
          </table:table-cell>
          <table:table-cell table:formula="of:=[.$C$7]/[.Q21]" office:value-type="float" office:value="0.873" calcext:value-type="float">
            <text:p>0.873</text:p>
          </table:table-cell>
          <table:table-cell table:formula="of:=[.$C$7]/[.R21]" office:value-type="float" office:value="0.873" calcext:value-type="float">
            <text:p>0.873</text:p>
          </table:table-cell>
          <table:table-cell table:formula="of:=[.$C$7]/[.S21]" office:value-type="float" office:value="0.962867647058823" calcext:value-type="float">
            <text:p>0.9628676471</text:p>
          </table:table-cell>
          <table:table-cell table:style-name="Default"/>
          <table:table-cell table:style-name="ce11" office:value-type="string" calcext:value-type="string">
            <text:p>suggest less than 0.75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blockage ratio</text:p>
          </table:table-cell>
          <table:table-cell table:formula="of:=(3.14*[.$C$2]^2)/([.E$12]*[.E$13])" office:value-type="float" office:value="0.198703125" calcext:value-type="float">
            <text:p>0.198703125</text:p>
          </table:table-cell>
          <table:table-cell table:formula="of:=(3.14*[.$C$2]^2)/([.F$12]*[.F$13])" office:value-type="float" office:value="0.198703125" calcext:value-type="float">
            <text:p>0.198703125</text:p>
          </table:table-cell>
          <table:table-cell table:formula="of:=(3.14*[.$C$2]^2)/([.G$12]*[.G$13])" office:value-type="float" office:value="0.198703125" calcext:value-type="float">
            <text:p>0.198703125</text:p>
          </table:table-cell>
          <table:table-cell table:formula="of:=(3.14*[.$C$2]^2)/([.H$12]*[.H$13])" office:value-type="float" office:value="0.198703125" calcext:value-type="float">
            <text:p>0.198703125</text:p>
          </table:table-cell>
          <table:table-cell table:formula="of:=(3.14*[.$C$2]^2)/([.I$12]*[.I$13])" office:value-type="float" office:value="0.198703125" calcext:value-type="float">
            <text:p>0.198703125</text:p>
          </table:table-cell>
          <table:table-cell table:formula="of:=(3.14*[.$C$2]^2)/([.J$12]*[.J$13])" office:value-type="float" office:value="0.198703125" calcext:value-type="float">
            <text:p>0.198703125</text:p>
          </table:table-cell>
          <table:table-cell table:formula="of:=(3.14*[.$C$2]^2)/([.K$12]*[.K$13])" office:value-type="float" office:value="0.198703125" calcext:value-type="float">
            <text:p>0.198703125</text:p>
          </table:table-cell>
          <table:table-cell table:formula="of:=(3.14*[.$C$2]^2)/([.L$12]*[.L$13])" office:value-type="float" office:value="0.198703125" calcext:value-type="float">
            <text:p>0.198703125</text:p>
          </table:table-cell>
          <table:table-cell table:formula="of:=(3.14*[.$C$2]^2)/([.M$12]*[.M$13])" office:value-type="float" office:value="0.198703125" calcext:value-type="float">
            <text:p>0.198703125</text:p>
          </table:table-cell>
          <table:table-cell table:formula="of:=(3.14*[.$C$2]^2)/([.N$12]*[.N$13])" office:value-type="float" office:value="0.198703125" calcext:value-type="float">
            <text:p>0.198703125</text:p>
          </table:table-cell>
          <table:table-cell table:formula="of:=(3.14*[.$C$2]^2)/([.O$12]*[.O$13])" office:value-type="float" office:value="0.198703125" calcext:value-type="float">
            <text:p>0.198703125</text:p>
          </table:table-cell>
          <table:table-cell table:formula="of:=(3.14*[.$C$2]^2)/([.P$12]*[.P$13])" office:value-type="float" office:value="0.198703125" calcext:value-type="float">
            <text:p>0.198703125</text:p>
          </table:table-cell>
          <table:table-cell table:formula="of:=(3.14*[.$C$2]^2)/([.Q$12]*[.Q$13])" office:value-type="float" office:value="0.198703125" calcext:value-type="float">
            <text:p>0.198703125</text:p>
          </table:table-cell>
          <table:table-cell table:formula="of:=(3.14*[.$C$2]^2)/([.R$12]*[.R$13])" office:value-type="float" office:value="0.198703125" calcext:value-type="float">
            <text:p>0.198703125</text:p>
          </table:table-cell>
          <table:table-cell table:formula="of:=(3.14*[.$C$2]^2)/([.S$12]*[.S$13])" office:value-type="float" office:value="0.198703125" calcext:value-type="float">
            <text:p>0.198703125</text:p>
          </table:table-cell>
          <table:table-cell/>
          <table:table-cell table:style-name="ce11"/>
          <table:table-cell table:number-columns-repeated="1003"/>
        </table:table-row>
        <table:table-row table:style-name="ro4">
          <table:table-cell/>
          <table:table-cell table:style-name="Default"/>
          <table:table-cell/>
          <table:table-cell table:style-name="ce13" office:value-type="string" calcext:value-type="string">
            <text:p>epsilon / min_dx</text:p>
          </table:table-cell>
          <table:table-cell table:formula="of:=[.E26]/[.E21]" office:value-type="float" office:value="2.63" calcext:value-type="float">
            <text:p>2.63</text:p>
          </table:table-cell>
          <table:table-cell table:formula="of:=[.F26]/[.F21]" office:value-type="float" office:value="2" calcext:value-type="float">
            <text:p>2</text:p>
          </table:table-cell>
          <table:table-cell table:formula="of:=[.G26]/[.G21]" office:value-type="float" office:value="2.33" calcext:value-type="float">
            <text:p>2.33</text:p>
          </table:table-cell>
          <table:table-cell table:formula="of:=[.H26]/[.H21]" office:value-type="float" office:value="2.66" calcext:value-type="float">
            <text:p>2.66</text:p>
          </table:table-cell>
          <table:table-cell table:formula="of:=[.I26]/[.I21]" office:value-type="float" office:value="3" calcext:value-type="float">
            <text:p>3</text:p>
          </table:table-cell>
          <table:table-cell table:formula="of:=[.J26]/[.J21]" office:value-type="float" office:value="2.63" calcext:value-type="float">
            <text:p>2.63</text:p>
          </table:table-cell>
          <table:table-cell table:formula="of:=[.K26]/[.K21]" office:value-type="float" office:value="2.63" calcext:value-type="float">
            <text:p>2.63</text:p>
          </table:table-cell>
          <table:table-cell table:formula="of:=[.L26]/[.L21]" office:value-type="float" office:value="2.63" calcext:value-type="float">
            <text:p>2.63</text:p>
          </table:table-cell>
          <table:table-cell table:formula="of:=[.M26]/[.M21]" office:value-type="float" office:value="2.104" calcext:value-type="float">
            <text:p>2.104</text:p>
          </table:table-cell>
          <table:table-cell table:formula="of:=[.N26]/[.N21]" office:value-type="float" office:value="1.578" calcext:value-type="float">
            <text:p>1.578</text:p>
          </table:table-cell>
          <table:table-cell table:formula="of:=[.O26]/[.O21]" office:value-type="float" office:value="3.2875" calcext:value-type="float">
            <text:p>3.2875</text:p>
          </table:table-cell>
          <table:table-cell table:formula="of:=[.P26]/[.P21]" office:value-type="float" office:value="1.9725" calcext:value-type="float">
            <text:p>1.9725</text:p>
          </table:table-cell>
          <table:table-cell table:formula="of:=[.Q26]/[.Q21]" office:value-type="float" office:value="4.38333333333333" calcext:value-type="float">
            <text:p>4.3833333333</text:p>
          </table:table-cell>
          <table:table-cell table:formula="of:=[.R26]/[.R21]" office:value-type="float" office:value="3.50666666666667" calcext:value-type="float">
            <text:p>3.5066666667</text:p>
          </table:table-cell>
          <table:table-cell table:formula="of:=[.S26]/[.S21]" office:value-type="float" office:value="2.63" calcext:value-type="float">
            <text:p>2.63</text:p>
          </table:table-cell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/>
          <table:table-cell table:style-name="ce13" office:value-type="string" calcext:value-type="string">
            <text:p>min_dx / tip_chord</text:p>
          </table:table-cell>
          <table:table-cell table:formula="of:=[.E21]/[.$C$3]" office:value-type="float" office:value="1.66666666666667" calcext:value-type="float">
            <text:p>1.6666666667</text:p>
          </table:table-cell>
          <table:table-cell table:formula="of:=[.F21]/[.$C$3]" office:value-type="float" office:value="1.04166666666667" calcext:value-type="float">
            <text:p>1.0416666667</text:p>
          </table:table-cell>
          <table:table-cell table:formula="of:=[.G21]/[.$C$3]" office:value-type="float" office:value="1.04166666666667" calcext:value-type="float">
            <text:p>1.0416666667</text:p>
          </table:table-cell>
          <table:table-cell table:formula="of:=[.H21]/[.$C$3]" office:value-type="float" office:value="1.04166666666667" calcext:value-type="float">
            <text:p>1.0416666667</text:p>
          </table:table-cell>
          <table:table-cell table:formula="of:=[.I21]/[.$C$3]" office:value-type="float" office:value="1.04166666666667" calcext:value-type="float">
            <text:p>1.0416666667</text:p>
          </table:table-cell>
          <table:table-cell table:formula="of:=[.J21]/[.$C$3]" office:value-type="float" office:value="1.04166666666667" calcext:value-type="float">
            <text:p>1.0416666667</text:p>
          </table:table-cell>
          <table:table-cell table:formula="of:=[.K21]/[.$C$3]" office:value-type="float" office:value="0.833333333333333" calcext:value-type="float">
            <text:p>0.8333333333</text:p>
          </table:table-cell>
          <table:table-cell table:formula="of:=[.L21]/[.$C$3]" office:value-type="float" office:value="0.625" calcext:value-type="float">
            <text:p>0.625</text:p>
          </table:table-cell>
          <table:table-cell table:formula="of:=[.M21]/[.$C$3]" office:value-type="float" office:value="1.04166666666667" calcext:value-type="float">
            <text:p>1.0416666667</text:p>
          </table:table-cell>
          <table:table-cell table:formula="of:=[.N21]/[.$C$3]" office:value-type="float" office:value="1.04166666666667" calcext:value-type="float">
            <text:p>1.0416666667</text:p>
          </table:table-cell>
          <table:table-cell table:formula="of:=[.O21]/[.$C$3]" office:value-type="float" office:value="0.833333333333333" calcext:value-type="float">
            <text:p>0.8333333333</text:p>
          </table:table-cell>
          <table:table-cell table:formula="of:=[.P21]/[.$C$3]" office:value-type="float" office:value="0.833333333333333" calcext:value-type="float">
            <text:p>0.8333333333</text:p>
          </table:table-cell>
          <table:table-cell table:formula="of:=[.Q21]/[.$C$3]" office:value-type="float" office:value="0.625" calcext:value-type="float">
            <text:p>0.625</text:p>
          </table:table-cell>
          <table:table-cell table:formula="of:=[.R21]/[.$C$3]" office:value-type="float" office:value="0.625" calcext:value-type="float">
            <text:p>0.625</text:p>
          </table:table-cell>
          <table:table-cell table:formula="of:=[.S21]/[.$C$3]" office:value-type="float" office:value="0.566666666666667" calcext:value-type="float">
            <text:p>0.5666666667</text:p>
          </table:table-cell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9" table:number-columns-repeated="8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3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9" office:value-type="string" calcext:value-type="string">
            <text:p>epsilon</text:p>
          </table:table-cell>
          <table:table-cell table:style-name="ce19" office:value-type="string" calcext:value-type="string">
            <text:p>dx/ctip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8]/[.L38]" office:value-type="float" office:value="0.380710659898477" calcext:value-type="float">
            <text:p>0.380710659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9]/[.L39]" office:value-type="float" office:value="0.380710659898477" calcext:value-type="float">
            <text:p>0.380710659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40]/[.L40]" office:value-type="float" office:value="0.380710659898477" calcext:value-type="float">
            <text:p>0.380710659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1]/[.L41]" office:value-type="float" office:value="0.380228136882129" calcext:value-type="float">
            <text:p>0.380228136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2]/[.L42]" office:value-type="float" office:value="0.380228136882129" calcext:value-type="float">
            <text:p>0.380228136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3]/[.L43]" office:value-type="float" office:value="0.380228136882129" calcext:value-type="float">
            <text:p>0.3802281369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4]/[.L44]" office:value-type="float" office:value="0.379939209726444" calcext:value-type="float">
            <text:p>0.3799392097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5]/[.L45]" office:value-type="float" office:value="0.379939209726444" calcext:value-type="float">
            <text:p>0.3799392097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6]/[.L46]" office:value-type="float" office:value="0.379939209726444" calcext:value-type="float">
            <text:p>0.3799392097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 table:number-rows-repeated="4">
          <table:table-cell table:number-columns-repeated="11"/>
          <table:table-cell table:style-name="ce19" table:number-columns-repeated="8"/>
          <table:table-cell table:style-name="ce23"/>
          <table:table-cell table:style-name="ce19" table:number-columns-repeated="3"/>
          <table:table-cell table:number-columns-repeated="100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7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7">
          <table:table-cell table:number-columns-repeated="3"/>
        </table:table-row>
        <table:table-row table:style-name="ro8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8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8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8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8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8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8" table:number-rows-repeated="4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0000-00-00T19:33:20.146141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8-13T20:24:37.753916653</dc:date>
    <meta:editing-cycles>40</meta:editing-cycles>
    <meta:editing-duration>P2DT53M44S</meta:editing-duration>
    <meta:document-statistic meta:table-count="2" meta:cell-count="495" meta:object-count="0"/>
  </office:meta>
</office:document-meta>
</file>